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grddl="http://www.w3.org/2003/g/data-view#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roid Sans1" svg:font-family="'Droid Sans'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3.427cm" style:rel-column-width="13211*"/>
    </style:style>
    <style:style style:name="Tabla1.B" style:family="table-column">
      <style:table-column-properties style:column-width="13.573cm" style:rel-column-width="52324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Arial" fo:font-size="10pt" style:font-name-asian="Droid Sans1" style:font-size-asian="10pt" style:font-name-complex="Droid Sans Mono" style:font-size-complex="10pt"/>
    </style:style>
    <style:style style:name="P2" style:family="paragraph" style:parent-style-name="Table_20_Contents">
      <style:text-properties style:font-name="Arial" fo:font-size="10pt" fo:font-weight="bold" style:font-name-asian="Droid Sans1" style:font-size-asian="10pt" style:font-weight-asian="bold" style:font-name-complex="Droid Sans Mono" style:font-size-complex="10pt" style:font-weight-complex="bold"/>
    </style:style>
    <style:style style:name="P3" style:family="paragraph" style:parent-style-name="Preformatted_20_Text">
      <style:text-properties style:font-name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ample template form</text:h>
      <text:p text:style-name="P3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Name</text:p>
          </table:table-cell>
          <table:table-cell table:style-name="Tabla1.B1" office:value-type="string">
            <text:p text:style-name="P1">el nombre</text:p>
          </table:table-cell>
        </table:table-row>
        <table:table-row>
          <table:table-cell table:style-name="Tabla1.A2" office:value-type="string">
            <text:p text:style-name="P2">Bird Date</text:p>
          </table:table-cell>
          <table:table-cell table:style-name="Tabla1.B2" office:value-type="string">
            <text:p text:style-name="P1">Jun 17, 2020</text:p>
          </table:table-cell>
        </table:table-row>
        <table:table-row>
          <table:table-cell table:style-name="Tabla1.A2" office:value-type="string">
            <text:p text:style-name="P2">Language</text:p>
          </table:table-cell>
          <table:table-cell table:style-name="Tabla1.B2" office:value-type="string">
            <text:p text:style-name="P1">el lenguaje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grddl="http://www.w3.org/2003/g/data-view#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tableooo="http://openoffice.org/2009/table" xmlns:css3t="http://www.w3.org/TR/css3-text/" office:version="1.2" grddl:transformation="http://docs.oasis-open.org/office/1.2/xslt/odf2rdf.xsl">
  <office:font-face-decls>
    <style:font-face style:name="Droid Sans1" svg:font-family="'Droid Sans'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Droid Sans" style:font-size-asian="10.5pt" style:language-asian="zh" style:country-asian="CN" style:font-name-complex="Droid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Droid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roid Sans Mono" fo:font-size="10pt" style:font-name-asian="Droid Sans1" style:font-size-asian="10pt" style:font-name-complex="Droid Sans Mono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9-05T12:47:18</dc:date>
    <dc:creator>Paco Avila</dc:creator>
    <meta:generator>LibreOffice/3.3$Unix LibreOffice_project/330m19$Build-301</meta:generator>
    <meta:editing-duration>PT4M48S</meta:editing-duration>
    <meta:editing-cycles>6</meta:editing-cycles>
    <meta:document-statistic meta:table-count="1" meta:image-count="0" meta:object-count="0" meta:page-count="1" meta:paragraph-count="7" meta:word-count="10" meta:character-count="102"/>
  </office:meta>
</office:document-meta>
</file>